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Pictures/1000000000000104000000DC3E40256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51cm" svg:height="13.97cm" svg:x="5.715cm" svg:y="-0.635cm">
          <draw:image xlink:href="Pictures/1000000000000104000000DC3E40256C.png" xlink:type="simple" xlink:show="embed" xlink:actuate="onLoad" draw:mime-type="image/png">
            <text:p/>
          </draw:image>
        </draw:frame>
        <draw:frame draw:style-name="gr2" draw:text-style-name="P2" draw:layer="layout" svg:width="7.29cm" svg:height="1.448cm" draw:transform="rotate (1.5707963267949) translate (6.15cm 9.731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914cm" svg:height="1.626cm" svg:x="12.165cm" svg:y="5.51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1.061cm" svg:height="1.626cm" svg:x="20.955cm" svg:y="5.55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7.858cm" svg:height="3.703cm" svg:x="6.482cm" svg:y="12.0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6.078cm" svg:height="3.301cm" svg:x="15.585cm" svg:y="12.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17:43:52.002619360</meta:creation-date>
    <dc:date>2024-07-04T19:21:31.354990245</dc:date>
    <meta:editing-duration>PT24M41S</meta:editing-duration>
    <meta:editing-cycles>2</meta:editing-cycles>
    <meta:generator>LibreOffice/7.6.7.2$Linux_X86_64 LibreOffice_project/60$Build-2</meta:generator>
    <meta:document-statistic meta:object-count="29"/>
  </office:meta>
</office:document-meta>
</file>

<file path=Object 1/content.xml><?xml version="1.0" encoding="utf-8"?>
<math xmlns="http://www.w3.org/1998/Math/MathML" display="block">
  <semantics>
    <mrow>
      <mrow>
        <mi>V</mi>
        <mo stretchy="false">=</mo>
        <msub>
          <mi>V</mi>
          <mn>0</mn>
        </msub>
      </mrow>
      <mi>cos</mi>
      <mrow>
        <mo fence="true" form="prefix" stretchy="false">(</mo>
        <mrow>
          <mrow>
            <msub>
              <mi>ω</mi>
              <mi>r</mi>
            </msub>
            <mi>t</mi>
          </mrow>
        </mrow>
        <mo fence="true" form="postfix" stretchy="false">)</mo>
      </mrow>
    </mrow>
    <annotation encoding="StarMath 5.0">V = V_0 cos(%omega_r t)</annotation>
  </semantics>
</math>
</file>

<file path=Object 2/content.xml><?xml version="1.0" encoding="utf-8"?>
<math xmlns="http://www.w3.org/1998/Math/MathML" display="block">
  <semantics>
    <mi>L</mi>
    <annotation encoding="StarMath 5.0">L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row>
      <mi>H</mi>
      <mo stretchy="false">=</mo>
      <mrow>
        <mfrac>
          <msup>
            <mi>Q</mi>
            <mn>2</mn>
          </msup>
          <mrow>
            <mn>2</mn>
            <mi>C</mi>
          </mrow>
        </mfrac>
        <mo stretchy="false">+</mo>
        <mfrac>
          <msup>
            <mi>φ</mi>
            <mn>2</mn>
          </msup>
          <mrow>
            <mn>2</mn>
            <mi>L</mi>
          </mrow>
        </mfrac>
      </mrow>
    </mrow>
    <annotation encoding="StarMath 5.0">H = {Q^2} over {2C}  + {%varphi^2} over {2L} </annotation>
  </semantics>
</math>
</file>

<file path=Object 5/content.xml><?xml version="1.0" encoding="utf-8"?>
<math xmlns="http://www.w3.org/1998/Math/MathML" display="block">
  <semantics>
    <mrow>
      <msub>
        <mi>ω</mi>
        <mi>r</mi>
      </msub>
      <mo stretchy="false">=</mo>
      <mfrac bevelled="true">
        <mn>1</mn>
        <msqrt>
          <mi mathvariant="italic">LC</mi>
        </msqrt>
      </mfrac>
    </mrow>
    <annotation encoding="StarMath 5.0">%omega_r = {1} wideslash { sqrt{LC} } </annotation>
  </semantics>
</math>
</file>